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office:version="1.2">
  <office:automatic-styles/>
  <office:body>
    <office:text>
      <text:p text:style-name="TitleStyle">How to Grow Up Without Losing Your Magic</text:p>
      <text:p text:style-name="SubtitleStyle">A bedtime guide for curious kids and their progressive parents, told by someone who's made it to 100, more or less intact.</text:p>
      <text:p>
WARNING TO GROWNUPS: This book contains truths. Some of them are difficult. Some of them challenge tradition. Some of them might have gotten you in trouble just for asking the questions.

This guide is written for curious, brave, and imaginative kids — and for progressive parents who are willing to let their children learn truths about growing up, love, identity, relationships, technology, and death earlier than most people are comfortable with.

Twenty years ago, much of this would have been considered inappropriate. Today, kids are exposed to adult themes almost as soon as they can read. The goal of this book is not to confuse them, but to protect them — from manipulation, from sugar-coated misinformation, and from growing up without the tools to question the world they inherit.

Suggested Age Range: 8 to 13 (or older, if you’re a late bloomer or early genius)
</text:p>
      <text:p>**[Insert reordered and evolved content from LifeByGrumpsv3.odt here, with chapters adjusted for flow, tone, and age-appropriate insight.]**</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office:version="1.2">
  <office:styles>
    <style:style style:name="TitleStyle" style:family="paragraph" style:display-name="TitleStyle">
      <style:text-properties fo:font-size="20pt" fo:font-weight="bold"/>
    </style:style>
    <style:style style:name="SubtitleStyle" style:family="paragraph" style:display-name="SubtitleStyle">
      <style:text-properties fo:font-size="14pt" fo:font-style="italic"/>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